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28.81pt" svg:y="29.48pt">
            <loext:p draw:notify-on-update-of-ranges="Sheet1.A3:Sheet1.A3 Sheet1.A4:Sheet1.A14 Sheet1.B3:Sheet1.B3 Sheet1.B4:Sheet1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2.92pt" svg:y="319.78pt">
            <loext:p draw:notify-on-update-of-ranges="Sheet1.A26:Sheet1.A26 Sheet1.A27:Sheet1.A37 Sheet1.B26:Sheet1.B26 Sheet1.B27:Sheet1.B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25.74pt" svg:y="579.34pt">
            <loext:p draw:notify-on-update-of-ranges="Sheet1.A3:Sheet1.A37 Sheet1.B3:Sheet1.B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771.59pt" svg:y="31.27pt">
            <loext:p draw:notify-on-update-of-ranges="Sheet1.K3:Sheet1.K3 Sheet1.K4:Sheet1.K14 Sheet1.L3:Sheet1.L3 Sheet1.L4:Sheet1.L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408.05pt" svg:y="25.63pt">
            <loext:p draw:notify-on-update-of-ranges="Sheet1.U3:Sheet1.U3 Sheet1.U4:Sheet1.U14 Sheet1.V3:Sheet1.V3 Sheet1.V4:Sheet1.V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768.02pt" svg:y="320.03pt">
            <loext:p draw:notify-on-update-of-ranges="Sheet1.K26:Sheet1.K26 Sheet1.K27:Sheet1.K37 Sheet1.L26:Sheet1.L26 Sheet1.L27:Sheet1.L3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408.05pt" svg:y="320.03pt">
            <loext:p draw:notify-on-update-of-ranges="Sheet1.U26:Sheet1.U26 Sheet1.U27:Sheet1.U37 Sheet1.V26:Sheet1.V26 Sheet1.V27:Sheet1.V3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AVERAGE CASE</text:p>
          </table:table-cell>
          <table:table-cell table:style-name="ce1"/>
          <table:table-cell table:number-columns-repeated="8"/>
          <table:table-cell office:value-type="string" calcext:value-type="string">
            <text:p>WORST CASE</text:p>
          </table:table-cell>
          <table:table-cell table:number-columns-repeated="9"/>
          <table:table-cell office:value-type="string" calcext:value-type="string">
            <text:p>BEST CASE</text:p>
          </table:table-cell>
          <table:table-cell/>
        </table:table-row>
        <table:table-row table:style-name="ro1">
          <table:table-cell office:value-type="string" calcext:value-type="string">
            <text:p>INSERTION SORT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time</text:p>
          </table:table-cell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" office:value-type="float" office:value="1.21215050222246" calcext:value-type="float">
            <text:p>1.21E+00</text:p>
          </table:table-cell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3.3081673216101" calcext:value-type="float">
            <text:p>3.3081673216</text:p>
          </table:table-cell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0.00166941406738867" calcext:value-type="float">
            <text:p>0.001669414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79382654456129" calcext:value-type="float">
            <text:p>4.7938265446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12.8124880442702" calcext:value-type="float">
            <text:p>12.8124880443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0.00277194432374017" calcext:value-type="float">
            <text:p>0.002771944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0.8323249614219" calcext:value-type="float">
            <text:p>10.8323249614</text:p>
          </table:table-cell>
          <table:table-cell table:number-columns-repeated="8"/>
          <table:table-cell office:value-type="float" office:value="15000" calcext:value-type="float">
            <text:p>15000</text:p>
          </table:table-cell>
          <table:table-cell table:style-name="ce2" office:value-type="float" office:value="32.5504794340622" calcext:value-type="float">
            <text:p>32.5504794341</text:p>
          </table:table-cell>
          <table:table-cell table:number-columns-repeated="8"/>
          <table:table-cell office:value-type="float" office:value="15000" calcext:value-type="float">
            <text:p>15000</text:p>
          </table:table-cell>
          <table:table-cell office:value-type="float" office:value="0.00489087895706083" calcext:value-type="float">
            <text:p>0.00489087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.3749116056928" calcext:value-type="float">
            <text:p>20.3749116057</text:p>
          </table:table-cell>
          <table:table-cell table:number-columns-repeated="8"/>
          <table:table-cell office:value-type="float" office:value="20000" calcext:value-type="float">
            <text:p>20000</text:p>
          </table:table-cell>
          <table:table-cell table:style-name="ce2" office:value-type="float" office:value="59.2724847301345" calcext:value-type="float">
            <text:p>59.2724847301</text:p>
          </table:table-cell>
          <table:table-cell table:number-columns-repeated="8"/>
          <table:table-cell office:value-type="float" office:value="20000" calcext:value-type="float">
            <text:p>20000</text:p>
          </table:table-cell>
          <table:table-cell office:value-type="float" office:value="0.00573756031402202" calcext:value-type="float">
            <text:p>0.005737560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1.8577005609933" calcext:value-type="float">
            <text:p>31.857700561</text:p>
          </table:table-cell>
          <table:table-cell table:number-columns-repeated="8"/>
          <table:table-cell office:value-type="float" office:value="25000" calcext:value-type="float">
            <text:p>25000</text:p>
          </table:table-cell>
          <table:table-cell office:value-type="float" office:value="86.5118504152636" calcext:value-type="float">
            <text:p>86.5118504153</text:p>
          </table:table-cell>
          <table:table-cell table:number-columns-repeated="8"/>
          <table:table-cell office:value-type="float" office:value="25000" calcext:value-type="float">
            <text:p>25000</text:p>
          </table:table-cell>
          <table:table-cell office:value-type="float" office:value="0.00471996594221006" calcext:value-type="float">
            <text:p>0.004719965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6.3347684671587" calcext:value-type="float">
            <text:p>46.3347684672</text:p>
          </table:table-cell>
          <table:table-cell table:number-columns-repeated="8"/>
          <table:table-cell office:value-type="float" office:value="30000" calcext:value-type="float">
            <text:p>30000</text:p>
          </table:table-cell>
          <table:table-cell office:value-type="float" office:value="101.084126539296" calcext:value-type="float">
            <text:p>101.0841265393</text:p>
          </table:table-cell>
          <table:table-cell table:number-columns-repeated="8"/>
          <table:table-cell office:value-type="float" office:value="30000" calcext:value-type="float">
            <text:p>30000</text:p>
          </table:table-cell>
          <table:table-cell office:value-type="float" office:value="0.00694124013534747" calcext:value-type="float">
            <text:p>0.0069412401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62.1235082298559" calcext:value-type="float">
            <text:p>62.1235082299</text:p>
          </table:table-cell>
          <table:table-cell table:number-columns-repeated="8"/>
          <table:table-cell office:value-type="float" office:value="35000" calcext:value-type="float">
            <text:p>35000</text:p>
          </table:table-cell>
          <table:table-cell office:value-type="float" office:value="134.330444769511" calcext:value-type="float">
            <text:p>134.3304447695</text:p>
          </table:table-cell>
          <table:table-cell table:number-columns-repeated="8"/>
          <table:table-cell office:value-type="float" office:value="35000" calcext:value-type="float">
            <text:p>35000</text:p>
          </table:table-cell>
          <table:table-cell office:value-type="float" office:value="0.00728009117741143" calcext:value-type="float">
            <text:p>0.007280091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0.7028652696722" calcext:value-type="float">
            <text:p>80.7028652697</text:p>
          </table:table-cell>
          <table:table-cell table:number-columns-repeated="8"/>
          <table:table-cell office:value-type="float" office:value="40000" calcext:value-type="float">
            <text:p>40000</text:p>
          </table:table-cell>
          <table:table-cell office:value-type="float" office:value="184.213238157543" calcext:value-type="float">
            <text:p>184.2132381575</text:p>
          </table:table-cell>
          <table:table-cell table:number-columns-repeated="8"/>
          <table:table-cell office:value-type="float" office:value="40000" calcext:value-type="float">
            <text:p>40000</text:p>
          </table:table-cell>
          <table:table-cell office:value-type="float" office:value="0.00785009872500571" calcext:value-type="float">
            <text:p>0.0078500987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02.771763295738" calcext:value-type="float">
            <text:p>102.7717632957</text:p>
          </table:table-cell>
          <table:table-cell table:number-columns-repeated="8"/>
          <table:table-cell office:value-type="float" office:value="45000" calcext:value-type="float">
            <text:p>45000</text:p>
          </table:table-cell>
          <table:table-cell office:value-type="float" office:value="227.575785716432" calcext:value-type="float">
            <text:p>227.5757857164</text:p>
          </table:table-cell>
          <table:table-cell table:number-columns-repeated="8"/>
          <table:table-cell office:value-type="float" office:value="45000" calcext:value-type="float">
            <text:p>45000</text:p>
          </table:table-cell>
          <table:table-cell office:value-type="float" office:value="0.00887185807884331" calcext:value-type="float">
            <text:p>0.008871858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32.697633010934" calcext:value-type="float">
            <text:p>132.6976330109</text:p>
          </table:table-cell>
          <table:table-cell table:number-columns-repeated="8"/>
          <table:table-cell office:value-type="float" office:value="50000" calcext:value-type="float">
            <text:p>50000</text:p>
          </table:table-cell>
          <table:table-cell office:value-type="float" office:value="292.259200073542" calcext:value-type="float">
            <text:p>292.2592000735</text:p>
          </table:table-cell>
          <table:table-cell table:number-columns-repeated="8"/>
          <table:table-cell office:value-type="float" office:value="50000" calcext:value-type="float">
            <text:p>50000</text:p>
          </table:table-cell>
          <table:table-cell office:value-type="float" office:value="0.00939738956776637" calcext:value-type="float">
            <text:p>0.0093973896</text:p>
          </table:table-cell>
        </table:table-row>
        <table:table-row table:style-name="ro1" table:number-rows-repeated="10">
          <table:table-cell table:number-columns-repeated="22"/>
        </table:table-row>
        <table:table-row table:style-name="ro1">
          <table:table-cell office:value-type="string" calcext:value-type="string">
            <text:p>MERGE SOR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382672603551123" calcext:value-type="float">
            <text:p>0.0382672604</text:p>
          </table:table-cell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0.0435188565101199" calcext:value-type="float">
            <text:p>0.0435188565</text:p>
          </table:table-cell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0.0425809917952999" calcext:value-type="float">
            <text:p>0.042580991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755429574764254" calcext:value-type="float">
            <text:p>0.0755429575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0.0668223774967208" calcext:value-type="float">
            <text:p>0.0668223775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0.0698114958860667" calcext:value-type="float">
            <text:p>0.069811495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115721647107613" calcext:value-type="float">
            <text:p>0.1157216471</text:p>
          </table:table-cell>
          <table:table-cell table:number-columns-repeated="8"/>
          <table:table-cell office:value-type="float" office:value="15000" calcext:value-type="float">
            <text:p>15000</text:p>
          </table:table-cell>
          <table:table-cell office:value-type="float" office:value="0.0930601283587978" calcext:value-type="float">
            <text:p>0.0930601284</text:p>
          </table:table-cell>
          <table:table-cell table:number-columns-repeated="8"/>
          <table:table-cell office:value-type="float" office:value="15000" calcext:value-type="float">
            <text:p>15000</text:p>
          </table:table-cell>
          <table:table-cell office:value-type="float" office:value="0.0981488439645849" calcext:value-type="float">
            <text:p>0.0981488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160294392833375" calcext:value-type="float">
            <text:p>0.1602943928</text:p>
          </table:table-cell>
          <table:table-cell table:number-columns-repeated="8"/>
          <table:table-cell office:value-type="float" office:value="20000" calcext:value-type="float">
            <text:p>20000</text:p>
          </table:table-cell>
          <table:table-cell office:value-type="float" office:value="0.154539577593467" calcext:value-type="float">
            <text:p>0.1545395776</text:p>
          </table:table-cell>
          <table:table-cell table:number-columns-repeated="8"/>
          <table:table-cell office:value-type="float" office:value="20000" calcext:value-type="float">
            <text:p>20000</text:p>
          </table:table-cell>
          <table:table-cell office:value-type="float" office:value="0.113682293382226" calcext:value-type="float">
            <text:p>0.113682293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202858724700337" calcext:value-type="float">
            <text:p>0.2028587247</text:p>
          </table:table-cell>
          <table:table-cell table:number-columns-repeated="8"/>
          <table:table-cell office:value-type="float" office:value="25000" calcext:value-type="float">
            <text:p>25000</text:p>
          </table:table-cell>
          <table:table-cell office:value-type="float" office:value="0.198106480146869" calcext:value-type="float">
            <text:p>0.1981064801</text:p>
          </table:table-cell>
          <table:table-cell table:number-columns-repeated="8"/>
          <table:table-cell office:value-type="float" office:value="25000" calcext:value-type="float">
            <text:p>25000</text:p>
          </table:table-cell>
          <table:table-cell office:value-type="float" office:value="0.164456994924118" calcext:value-type="float">
            <text:p>0.164456994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243638659244668" calcext:value-type="float">
            <text:p>0.2436386592</text:p>
          </table:table-cell>
          <table:table-cell table:number-columns-repeated="8"/>
          <table:table-cell office:value-type="float" office:value="30000" calcext:value-type="float">
            <text:p>30000</text:p>
          </table:table-cell>
          <table:table-cell office:value-type="float" office:value="0.268278395732202" calcext:value-type="float">
            <text:p>0.2682783957</text:p>
          </table:table-cell>
          <table:table-cell table:number-columns-repeated="8"/>
          <table:table-cell office:value-type="float" office:value="30000" calcext:value-type="float">
            <text:p>30000</text:p>
          </table:table-cell>
          <table:table-cell office:value-type="float" office:value="0.191417965173969" calcext:value-type="float">
            <text:p>0.191417965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29099153050894" calcext:value-type="float">
            <text:p>0.2909915305</text:p>
          </table:table-cell>
          <table:table-cell table:number-columns-repeated="8"/>
          <table:table-cell office:value-type="float" office:value="35000" calcext:value-type="float">
            <text:p>35000</text:p>
          </table:table-cell>
          <table:table-cell office:value-type="float" office:value="0.301075100874379" calcext:value-type="float">
            <text:p>0.3010751009</text:p>
          </table:table-cell>
          <table:table-cell table:number-columns-repeated="8"/>
          <table:table-cell office:value-type="float" office:value="35000" calcext:value-type="float">
            <text:p>35000</text:p>
          </table:table-cell>
          <table:table-cell office:value-type="float" office:value="0.29178406709904" calcext:value-type="float">
            <text:p>0.291784067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336885468050274" calcext:value-type="float">
            <text:p>0.3368854681</text:p>
          </table:table-cell>
          <table:table-cell table:number-columns-repeated="8"/>
          <table:table-cell office:value-type="float" office:value="40000" calcext:value-type="float">
            <text:p>40000</text:p>
          </table:table-cell>
          <table:table-cell office:value-type="float" office:value="0.303058524840697" calcext:value-type="float">
            <text:p>0.3030585248</text:p>
          </table:table-cell>
          <table:table-cell table:number-columns-repeated="8"/>
          <table:table-cell office:value-type="float" office:value="40000" calcext:value-type="float">
            <text:p>40000</text:p>
          </table:table-cell>
          <table:table-cell office:value-type="float" office:value="0.2402607100283" calcext:value-type="float">
            <text:p>0.24026071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377596977889003" calcext:value-type="float">
            <text:p>0.3775969779</text:p>
          </table:table-cell>
          <table:table-cell table:number-columns-repeated="8"/>
          <table:table-cell office:value-type="float" office:value="45000" calcext:value-type="float">
            <text:p>45000</text:p>
          </table:table-cell>
          <table:table-cell office:value-type="float" office:value="0.286268292080673" calcext:value-type="float">
            <text:p>0.2862682921</text:p>
          </table:table-cell>
          <table:table-cell table:number-columns-repeated="8"/>
          <table:table-cell office:value-type="float" office:value="45000" calcext:value-type="float">
            <text:p>45000</text:p>
          </table:table-cell>
          <table:table-cell office:value-type="float" office:value="0.266580273038623" calcext:value-type="float">
            <text:p>0.26658027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418762470774469" calcext:value-type="float">
            <text:p>0.4187624708</text:p>
          </table:table-cell>
          <table:table-cell table:number-columns-repeated="8"/>
          <table:table-cell office:value-type="float" office:value="50000" calcext:value-type="float">
            <text:p>50000</text:p>
          </table:table-cell>
          <table:table-cell office:value-type="float" office:value="0.394946656992008" calcext:value-type="float">
            <text:p>0.394946657</text:p>
          </table:table-cell>
          <table:table-cell table:number-columns-repeated="8"/>
          <table:table-cell office:value-type="float" office:value="50000" calcext:value-type="float">
            <text:p>50000</text:p>
          </table:table-cell>
          <table:table-cell office:value-type="float" office:value="0.329306093160388" calcext:value-type="float">
            <text:p>0.32930609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6:14:48.082000000</meta:creation-date>
    <dc:date>2017-04-09T19:32:15.208000000</dc:date>
    <meta:editing-duration>PT1H1M16S</meta:editing-duration>
    <meta:editing-cycles>20</meta:editing-cycles>
    <meta:generator>LibreOffice/5.0.3.2$Windows_x86 LibreOffice_project/e5f16313668ac592c1bfb310f4390624e3dbfb75</meta:generator>
    <meta:document-statistic meta:table-count="1" meta:cell-count="14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exponential"/>
      <style:graphic-properties svg:stroke-color="#004586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5cm" svg:y="0.316cm" chart:style-name="ch2">
          <text:p>Insertion Sort</text:p>
        </chart:title>
        <chart:subtitle svg:x="6.713cm" svg:y="1.302cm" chart:style-name="ch3">
          <text:p>Average Case</text:p>
        </chart:subtitle>
        <chart:plot-area chart:style-name="ch4" table:cell-range-address="Sheet1.A3:Sheet1.B14" chart:data-source-has-labels="row" svg:x="1.314cm" svg:y="2.155cm" svg:width="14.366cm" svg:height="5.701cm">
          <chartooo:coordinate-region svg:x="3.082cm" svg:y="2.35cm" svg:width="12.111cm" svg:height="4.867cm"/>
          <chart:axis chart:dimension="x" chart:name="primary-x" chart:style-name="ch5">
            <chart:title svg:x="8.352cm" svg:y="8.037cm" chart:style-name="ch6">
              <text:p>n</text:p>
            </chart:title>
          </chart:axis>
          <chart:axis chart:dimension="y" chart:name="primary-y" chart:style-name="ch7">
            <chart:title svg:x="0.451cm" svg:y="5.353cm" chart:style-name="ch8">
              <text:p>time</text:p>
            </chart:title>
            <chart:grid chart:style-name="ch9" chart:class="major"/>
          </chart:axis>
          <chart:series chart:style-name="ch10" chart:values-cell-range-address="Sheet1.B4:Sheet1.B14" chart:label-cell-address="Sheet1.B3:Sheet1.B3" chart:class="chart:scatter">
            <chart:domain table:cell-range-address="Sheet1.A4:Sheet1.A14"/>
            <chart:regression-curve chart:style-name="ch11"/>
            <chart:regression-curve chart:style-name="ch11"/>
            <chart:regression-curve chart:style-name="ch12">
              <chart:equation chart:display-equation="true" chart:display-r-square="true"/>
            </chart:regression-curve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14</svg:desc>
                </draw:g>
              </table:table-cell>
              <table:table-cell office:value-type="float" office:value="0">
                <text:p>0</text:p>
                <draw:g>
                  <svg:desc>Sheet1.B4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1.21215050222246">
                <text:p>1.21215050222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.79382654456129">
                <text:p>4.79382654456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10.8323249614219">
                <text:p>10.8323249614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20.3749116056928">
                <text:p>20.3749116056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31.8577005609933">
                <text:p>31.8577005609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46.3347684671587">
                <text:p>46.3347684671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62.1235082298559">
                <text:p>62.1235082298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80.7028652696722">
                <text:p>80.7028652696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102.771763295738">
                <text:p>102.771763295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32.697633010934">
                <text:p>132.697633010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97cm" svg:y="0.316cm" chart:style-name="ch2">
          <text:p>Merge Sort</text:p>
        </chart:title>
        <chart:subtitle svg:x="6.713cm" svg:y="1.302cm" chart:style-name="ch3">
          <text:p>Average Case</text:p>
        </chart:subtitle>
        <chart:plot-area chart:style-name="ch4" table:cell-range-address="Sheet1.A26:Sheet1.B37" chart:data-source-has-labels="row" svg:x="1.314cm" svg:y="2.155cm" svg:width="14.366cm" svg:height="5.701cm">
          <chartooo:coordinate-region svg:x="2.253cm" svg:y="2.35cm" svg:width="12.94cm" svg:height="4.867cm"/>
          <chart:axis chart:dimension="x" chart:name="primary-x" chart:style-name="ch5">
            <chart:title svg:x="8.352cm" svg:y="8.037cm" chart:style-name="ch6">
              <text:p>n</text:p>
            </chart:title>
          </chart:axis>
          <chart:axis chart:dimension="y" chart:name="primary-y" chart:style-name="ch5">
            <chart:title svg:x="0.451cm" svg:y="5.353cm" chart:style-name="ch7">
              <text:p>time</text:p>
            </chart:title>
            <chart:grid chart:style-name="ch8" chart:class="major"/>
          </chart:axis>
          <chart:series chart:style-name="ch9" chart:values-cell-range-address="Sheet1.B27:Sheet1.B37" chart:label-cell-address="Sheet1.B26:Sheet1.B26" chart:class="chart:scatter">
            <chart:domain table:cell-range-address="Sheet1.A27:Sheet1.A37"/>
            <chart:regression-curve chart:style-name="ch10">
              <chart:equation chart:display-equation="true" chart:display-r-square="true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26:Sheet1.B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7:Sheet1.A37</svg:desc>
                </draw:g>
              </table:table-cell>
              <table:table-cell office:value-type="float" office:value="0">
                <text:p>0</text:p>
                <draw:g>
                  <svg:desc>Sheet1.B27:Sheet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382672603551123">
                <text:p>0.0382672603551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755429574764254">
                <text:p>0.0755429574764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0.115721647107613">
                <text:p>0.115721647107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160294392833375">
                <text:p>0.160294392833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0.202858724700337">
                <text:p>0.202858724700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0.243638659244668">
                <text:p>0.243638659244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0.29099153050894">
                <text:p>0.29099153050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0.336885468050274">
                <text:p>0.336885468050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0.377596977889003">
                <text:p>0.377596977889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0.418762470774469">
                <text:p>0.4187624707744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56cm" svg:y="0.316cm" chart:style-name="ch2">
          <text:p>Insertion / Merge Sort</text:p>
        </chart:title>
        <chart:subtitle svg:x="6.713cm" svg:y="1.302cm" chart:style-name="ch3">
          <text:p>Average Case</text:p>
        </chart:subtitle>
        <chart:plot-area chart:style-name="ch4" table:cell-range-address="Sheet1.A3:Sheet1.B37" svg:x="1.314cm" svg:y="2.155cm" svg:width="14.366cm" svg:height="5.701cm">
          <chartooo:coordinate-region svg:x="3.082cm" svg:y="2.35cm" svg:width="12.111cm" svg:height="4.867cm"/>
          <chart:axis chart:dimension="x" chart:name="primary-x" chart:style-name="ch5">
            <chart:title svg:x="8.352cm" svg:y="8.037cm" chart:style-name="ch6">
              <text:p>n</text:p>
            </chart:title>
          </chart:axis>
          <chart:axis chart:dimension="y" chart:name="primary-y" chart:style-name="ch7">
            <chart:title svg:x="0.451cm" svg:y="5.75cm" chart:style-name="ch8">
              <text:p>time (sec)</text:p>
            </chart:title>
            <chart:grid chart:style-name="ch9" chart:class="major"/>
          </chart:axis>
          <chart:series chart:style-name="ch10" chart:values-cell-range-address="Sheet1.B3:Sheet1.B37" chart:class="chart:scatter">
            <chart:domain table:cell-range-address="Sheet1.A3:Sheet1.A37"/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3:Sheet1.A37</svg:desc>
                </draw:g>
              </table:table-cell>
              <table:table-cell office:value-type="float" office:value="NaN">
                <text:p>NaN</text:p>
                <draw:g>
                  <svg:desc>Sheet1.B3:Sheet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1.21215050222246">
                <text:p>1.21215050222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4.79382654456129">
                <text:p>4.79382654456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0">
                <text:p>15000</text:p>
              </table:table-cell>
              <table:table-cell office:value-type="float" office:value="10.8323249614219">
                <text:p>10.8323249614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20.3749116056928">
                <text:p>20.3749116056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0">
                <text:p>25000</text:p>
              </table:table-cell>
              <table:table-cell office:value-type="float" office:value="31.8577005609933">
                <text:p>31.8577005609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">
                <text:p>30000</text:p>
              </table:table-cell>
              <table:table-cell office:value-type="float" office:value="46.3347684671587">
                <text:p>46.3347684671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00">
                <text:p>35000</text:p>
              </table:table-cell>
              <table:table-cell office:value-type="float" office:value="62.1235082298559">
                <text:p>62.1235082298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80.7028652696722">
                <text:p>80.7028652696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00">
                <text:p>45000</text:p>
              </table:table-cell>
              <table:table-cell office:value-type="float" office:value="102.771763295738">
                <text:p>102.771763295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132.697633010934">
                <text:p>132.6976330109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">
                <text:p>5000</text:p>
              </table:table-cell>
              <table:table-cell office:value-type="float" office:value="0.0382672603551123">
                <text:p>0.03826726035511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0.0755429574764254">
                <text:p>0.07554295747642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0">
                <text:p>15000</text:p>
              </table:table-cell>
              <table:table-cell office:value-type="float" office:value="0.115721647107613">
                <text:p>0.1157216471076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0">
                <text:p>20000</text:p>
              </table:table-cell>
              <table:table-cell office:value-type="float" office:value="0.160294392833375">
                <text:p>0.160294392833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000">
                <text:p>25000</text:p>
              </table:table-cell>
              <table:table-cell office:value-type="float" office:value="0.202858724700337">
                <text:p>0.2028587247003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">
                <text:p>30000</text:p>
              </table:table-cell>
              <table:table-cell office:value-type="float" office:value="0.243638659244668">
                <text:p>0.2436386592446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000">
                <text:p>35000</text:p>
              </table:table-cell>
              <table:table-cell office:value-type="float" office:value="0.29099153050894">
                <text:p>0.290991530508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00">
                <text:p>40000</text:p>
              </table:table-cell>
              <table:table-cell office:value-type="float" office:value="0.336885468050274">
                <text:p>0.3368854680502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000">
                <text:p>45000</text:p>
              </table:table-cell>
              <table:table-cell office:value-type="float" office:value="0.377596977889003">
                <text:p>0.3775969778890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00">
                <text:p>50000</text:p>
              </table:table-cell>
              <table:table-cell office:value-type="float" office:value="0.418762470774469">
                <text:p>0.4187624707744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exponential"/>
      <style:graphic-properties svg:stroke-color="#004586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5cm" svg:y="0.316cm" chart:style-name="ch2">
          <text:p>Insertion Sort</text:p>
        </chart:title>
        <chart:subtitle svg:x="6.916cm" svg:y="1.302cm" chart:style-name="ch3">
          <text:p>Worst Case</text:p>
        </chart:subtitle>
        <chart:plot-area chart:style-name="ch4" table:cell-range-address="Sheet1.K3:Sheet1.L14" chart:data-source-has-labels="row" svg:x="1.314cm" svg:y="2.155cm" svg:width="14.366cm" svg:height="5.701cm">
          <chartooo:coordinate-region svg:x="2.147cm" svg:y="2.35cm" svg:width="13.047cm" svg:height="4.867cm"/>
          <chart:axis chart:dimension="x" chart:name="primary-x" chart:style-name="ch5">
            <chart:title svg:x="8.352cm" svg:y="8.037cm" chart:style-name="ch6">
              <text:p>n</text:p>
            </chart:title>
          </chart:axis>
          <chart:axis chart:dimension="y" chart:name="primary-y" chart:style-name="ch5">
            <chart:title svg:x="0.451cm" svg:y="5.353cm" chart:style-name="ch7">
              <text:p>time</text:p>
            </chart:title>
            <chart:grid chart:style-name="ch8" chart:class="major"/>
          </chart:axis>
          <chart:series chart:style-name="ch9" chart:values-cell-range-address="Sheet1.L4:Sheet1.L14" chart:label-cell-address="Sheet1.L3:Sheet1.L3" chart:class="chart:scatter">
            <chart:domain table:cell-range-address="Sheet1.K4:Sheet1.K14"/>
            <chart:regression-curve chart:style-name="ch10"/>
            <chart:regression-curve chart:style-name="ch10"/>
            <chart:regression-curve chart:style-name="ch11">
              <chart:equation chart:display-equation="true" chart:display-r-square="true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ime</text:p>
                <draw:g>
                  <svg:desc>Sheet1.L3:Sheet1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4:Sheet1.K14</svg:desc>
                </draw:g>
              </table:table-cell>
              <table:table-cell office:value-type="float" office:value="0">
                <text:p>0</text:p>
                <draw:g>
                  <svg:desc>Sheet1.L4:Sheet1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3.3081673216101">
                <text:p>3.3081673216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2.8124880442702">
                <text:p>12.8124880442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32.5504794340622">
                <text:p>32.55047943406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59.2724847301345">
                <text:p>59.2724847301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86.5118504152636">
                <text:p>86.511850415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101.084126539296">
                <text:p>101.084126539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134.330444769511">
                <text:p>134.330444769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184.213238157543">
                <text:p>184.2132381575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227.575785716432">
                <text:p>227.575785716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292.259200073542">
                <text:p>292.2592000735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exponential"/>
      <style:graphic-properties svg:stroke-color="#004586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5cm" svg:y="0.316cm" chart:style-name="ch2">
          <text:p>Insertion Sort</text:p>
        </chart:title>
        <chart:subtitle svg:x="7.039cm" svg:y="1.302cm" chart:style-name="ch3">
          <text:p>Best Case</text:p>
        </chart:subtitle>
        <chart:plot-area chart:style-name="ch4" table:cell-range-address="Sheet1.U3:Sheet1.V14" chart:data-source-has-labels="row" svg:x="1.314cm" svg:y="2.155cm" svg:width="14.366cm" svg:height="5.701cm">
          <chartooo:coordinate-region svg:x="2.447cm" svg:y="2.35cm" svg:width="12.747cm" svg:height="4.867cm"/>
          <chart:axis chart:dimension="x" chart:name="primary-x" chart:style-name="ch5">
            <chart:title svg:x="8.352cm" svg:y="8.037cm" chart:style-name="ch6">
              <text:p>n</text:p>
            </chart:title>
          </chart:axis>
          <chart:axis chart:dimension="y" chart:name="primary-y" chart:style-name="ch5">
            <chart:title svg:x="0.451cm" svg:y="5.353cm" chart:style-name="ch7">
              <text:p>time</text:p>
            </chart:title>
            <chart:grid chart:style-name="ch8" chart:class="major"/>
          </chart:axis>
          <chart:series chart:style-name="ch9" chart:values-cell-range-address="Sheet1.V4:Sheet1.V14" chart:label-cell-address="Sheet1.V3:Sheet1.V3" chart:class="chart:scatter">
            <chart:domain table:cell-range-address="Sheet1.U4:Sheet1.U14"/>
            <chart:regression-curve chart:style-name="ch10"/>
            <chart:regression-curve chart:style-name="ch10"/>
            <chart:regression-curve chart:style-name="ch11">
              <chart:equation chart:display-equation="true" chart:display-r-square="true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time</text:p>
                <draw:g>
                  <svg:desc>Sheet1.V3:Sheet1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U4:Sheet1.U14</svg:desc>
                </draw:g>
              </table:table-cell>
              <table:table-cell office:value-type="float" office:value="0">
                <text:p>0</text:p>
                <draw:g>
                  <svg:desc>Sheet1.V4:Sheet1.V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166941406738867">
                <text:p>0.00166941406738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277194432374017">
                <text:p>0.00277194432374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0.00489087895706083">
                <text:p>0.00489087895706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00573756031402202">
                <text:p>0.00573756031402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0.00471996594221006">
                <text:p>0.00471996594221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0.00694124013534747">
                <text:p>0.00694124013534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0.00728009117741143">
                <text:p>0.00728009117741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0.00785009872500571">
                <text:p>0.00785009872500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0.00887185807884331">
                <text:p>0.00887185807884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0.00939738956776637">
                <text:p>0.009397389567766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97cm" svg:y="0.316cm" chart:style-name="ch2">
          <text:p>Merge Sort</text:p>
        </chart:title>
        <chart:subtitle svg:x="6.916cm" svg:y="1.302cm" chart:style-name="ch3">
          <text:p>Worst Case</text:p>
        </chart:subtitle>
        <chart:plot-area chart:style-name="ch4" table:cell-range-address="Sheet1.K26:Sheet1.L37" chart:data-source-has-labels="row" svg:x="1.314cm" svg:y="2.155cm" svg:width="14.366cm" svg:height="5.701cm">
          <chartooo:coordinate-region svg:x="2.253cm" svg:y="2.35cm" svg:width="12.94cm" svg:height="4.867cm"/>
          <chart:axis chart:dimension="x" chart:name="primary-x" chart:style-name="ch5">
            <chart:title svg:x="8.352cm" svg:y="8.037cm" chart:style-name="ch6">
              <text:p>n</text:p>
            </chart:title>
          </chart:axis>
          <chart:axis chart:dimension="y" chart:name="primary-y" chart:style-name="ch5">
            <chart:title svg:x="0.451cm" svg:y="5.353cm" chart:style-name="ch7">
              <text:p>time</text:p>
            </chart:title>
            <chart:grid chart:style-name="ch8" chart:class="major"/>
          </chart:axis>
          <chart:series chart:style-name="ch9" chart:values-cell-range-address="Sheet1.L27:Sheet1.L37" chart:label-cell-address="Sheet1.L26:Sheet1.L26" chart:class="chart:scatter">
            <chart:domain table:cell-range-address="Sheet1.K27:Sheet1.K37"/>
            <chart:regression-curve chart:style-name="ch10">
              <chart:equation chart:display-equation="true" chart:display-r-square="true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ime</text:p>
                <draw:g>
                  <svg:desc>Sheet1.L26:Sheet1.L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27:Sheet1.K37</svg:desc>
                </draw:g>
              </table:table-cell>
              <table:table-cell office:value-type="float" office:value="0">
                <text:p>0</text:p>
                <draw:g>
                  <svg:desc>Sheet1.L27:Sheet1.L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435188565101199">
                <text:p>0.0435188565101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668223774967208">
                <text:p>0.0668223774967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0.0930601283587978">
                <text:p>0.0930601283587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154539577593467">
                <text:p>0.154539577593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0.198106480146869">
                <text:p>0.198106480146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0.268278395732202">
                <text:p>0.268278395732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0.301075100874379">
                <text:p>0.301075100874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0.303058524840697">
                <text:p>0.303058524840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0.286268292080673">
                <text:p>0.286268292080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0.394946656992008">
                <text:p>0.3949466569920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97cm" svg:y="0.316cm" chart:style-name="ch2">
          <text:p>Merge Sort</text:p>
        </chart:title>
        <chart:subtitle svg:x="7.039cm" svg:y="1.302cm" chart:style-name="ch3">
          <text:p>Best Case</text:p>
        </chart:subtitle>
        <chart:plot-area chart:style-name="ch4" table:cell-range-address="Sheet1.U26:Sheet1.V37" chart:data-source-has-labels="row" svg:x="1.314cm" svg:y="2.155cm" svg:width="14.366cm" svg:height="5.701cm">
          <chartooo:coordinate-region svg:x="2.253cm" svg:y="2.35cm" svg:width="12.94cm" svg:height="4.867cm"/>
          <chart:axis chart:dimension="x" chart:name="primary-x" chart:style-name="ch5">
            <chart:title svg:x="8.352cm" svg:y="8.037cm" chart:style-name="ch6">
              <text:p>n</text:p>
            </chart:title>
          </chart:axis>
          <chart:axis chart:dimension="y" chart:name="primary-y" chart:style-name="ch5">
            <chart:title svg:x="0.451cm" svg:y="5.353cm" chart:style-name="ch7">
              <text:p>time</text:p>
            </chart:title>
            <chart:grid chart:style-name="ch8" chart:class="major"/>
          </chart:axis>
          <chart:series chart:style-name="ch9" chart:values-cell-range-address="Sheet1.V27:Sheet1.V37" chart:label-cell-address="Sheet1.V26:Sheet1.V26" chart:class="chart:scatter">
            <chart:domain table:cell-range-address="Sheet1.U27:Sheet1.U37"/>
            <chart:regression-curve chart:style-name="ch10">
              <chart:equation chart:display-equation="true" chart:display-r-square="true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time</text:p>
                <draw:g>
                  <svg:desc>Sheet1.V26:Sheet1.V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U27:Sheet1.U37</svg:desc>
                </draw:g>
              </table:table-cell>
              <table:table-cell office:value-type="float" office:value="0">
                <text:p>0</text:p>
                <draw:g>
                  <svg:desc>Sheet1.V27:Sheet1.V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425809917952999">
                <text:p>0.0425809917952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698114958860667">
                <text:p>0.0698114958860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0.0981488439645849">
                <text:p>0.0981488439645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113682293382226">
                <text:p>0.113682293382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0.164456994924118">
                <text:p>0.164456994924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0.191417965173969">
                <text:p>0.191417965173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0.29178406709904">
                <text:p>0.29178406709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0.2402607100283">
                <text:p>0.2402607100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0.266580273038623">
                <text:p>0.2665802730386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0.329306093160388">
                <text:p>0.3293060931603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